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be9a0" officeooo:paragraph-rsid="000be9a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e77c4" officeooo:paragraph-rsid="000be9a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01a539" officeooo:paragraph-rsid="00039b38"/>
    </style:style>
    <style:style style:name="P4" style:family="paragraph" style:parent-style-name="Standard">
      <style:paragraph-properties fo:text-align="justify" style:justify-single-word="false"/>
      <style:text-properties officeooo:paragraph-rsid="001b5b9d"/>
    </style:style>
    <style:style style:name="P5" style:family="paragraph" style:parent-style-name="Standard">
      <style:text-properties fo:language="fr" fo:country="FR" officeooo:rsid="0001a539" officeooo:paragraph-rsid="0001a539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01a539" officeooo:paragraph-rsid="0001a539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01a539" officeooo:paragraph-rsid="0001a539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1a539" officeooo:paragraph-rsid="000b4ddc"/>
    </style:style>
    <style:style style:name="P9" style:family="paragraph" style:parent-style-name="Standard">
      <style:paragraph-properties fo:text-align="justify" style:justify-single-word="false"/>
      <style:text-properties fo:language="fr" fo:country="FR" officeooo:rsid="0001a539" officeooo:paragraph-rsid="00039b38"/>
    </style:style>
    <style:style style:name="P10" style:family="paragraph" style:parent-style-name="Standard">
      <style:paragraph-properties fo:text-align="justify" style:justify-single-word="false"/>
      <style:text-properties fo:language="fr" fo:country="FR" officeooo:paragraph-rsid="0004659f"/>
    </style:style>
    <style:style style:name="P11" style:family="paragraph" style:parent-style-name="Standard">
      <style:paragraph-properties fo:text-align="justify" style:justify-single-word="false"/>
      <style:text-properties fo:language="fr" fo:country="FR" officeooo:paragraph-rsid="000e77c4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paragraph-rsid="001b5b9d"/>
    </style:style>
    <style:style style:name="P13" style:family="paragraph" style:parent-style-name="Standard">
      <style:paragraph-properties fo:text-align="justify" style:justify-single-word="false"/>
      <style:text-properties fo:language="fr" fo:country="FR" officeooo:paragraph-rsid="0019eaa6"/>
    </style:style>
    <style:style style:name="P14" style:family="paragraph" style:parent-style-name="Standard">
      <style:paragraph-properties fo:text-align="justify" style:justify-single-word="false"/>
      <style:text-properties fo:language="fr" fo:country="FR" officeooo:rsid="00079a8c" officeooo:paragraph-rsid="00079a8c"/>
    </style:style>
    <style:style style:name="P15" style:family="paragraph" style:parent-style-name="Standard">
      <style:paragraph-properties fo:text-align="justify" style:justify-single-word="false"/>
      <style:text-properties fo:language="fr" fo:country="FR" officeooo:rsid="00099994" officeooo:paragraph-rsid="000b221a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0099994" officeooo:paragraph-rsid="000b221a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099994" officeooo:paragraph-rsid="000b4ddc"/>
    </style:style>
    <style:style style:name="P18" style:family="paragraph" style:parent-style-name="Standard">
      <style:paragraph-properties fo:text-align="justify" style:justify-single-word="false"/>
      <style:text-properties fo:language="fr" fo:country="FR" officeooo:rsid="0018bd30" officeooo:paragraph-rsid="0018bd30"/>
    </style:style>
    <style:style style:name="P19" style:family="paragraph" style:parent-style-name="Standard">
      <style:paragraph-properties fo:text-align="justify" style:justify-single-word="false"/>
      <style:text-properties fo:language="fr" fo:country="FR" officeooo:rsid="00118759" officeooo:paragraph-rsid="00118759"/>
    </style:style>
    <style:style style:name="P20" style:family="paragraph" style:parent-style-name="Standard">
      <style:paragraph-properties fo:text-align="start" style:justify-single-word="false"/>
      <style:text-properties fo:language="fr" fo:country="FR" officeooo:rsid="00118759" officeooo:paragraph-rsid="00118759"/>
    </style:style>
    <style:style style:name="P21" style:family="paragraph" style:parent-style-name="Standard">
      <style:paragraph-properties fo:text-align="center" style:justify-single-word="false"/>
      <style:text-properties fo:font-size="18pt" fo:language="fr" fo:country="FR" fo:font-weight="bold" officeooo:rsid="0001a539" officeooo:paragraph-rsid="0001a539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language="fr" fo:country="FR" fo:font-style="italic" officeooo:rsid="0001a539" officeooo:paragraph-rsid="0001a539" style:font-size-asian="18pt" style:font-style-asian="italic" style:font-size-complex="18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fo:font-weight="bold" officeooo:rsid="0001a539" officeooo:paragraph-rsid="0001a53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language="fr" fo:country="FR" fo:font-weight="bold" officeooo:rsid="0001a539" officeooo:paragraph-rsid="000b4ddc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be9a0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0e77c4" style:font-size-asian="13pt" style:font-weight-asian="bold" style:font-size-complex="13pt" style:font-weight-complex="bold"/>
    </style:style>
    <style:style style:name="T4" style:family="text">
      <style:text-properties officeooo:rsid="00025167"/>
    </style:style>
    <style:style style:name="T5" style:family="text">
      <style:text-properties officeooo:rsid="00039b38"/>
    </style:style>
    <style:style style:name="T6" style:family="text">
      <style:text-properties officeooo:rsid="0004659f"/>
    </style:style>
    <style:style style:name="T7" style:family="text">
      <style:text-properties officeooo:rsid="0005b48e"/>
    </style:style>
    <style:style style:name="T8" style:family="text">
      <style:text-properties officeooo:rsid="0005b584"/>
    </style:style>
    <style:style style:name="T9" style:family="text">
      <style:text-properties fo:font-size="14pt" style:text-underline-style="solid" style:text-underline-width="auto" style:text-underline-color="font-color" fo:font-weight="bold" officeooo:rsid="0001a539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0bddd0" style:font-size-asian="14pt" style:font-weight-asian="bold" style:font-size-complex="14pt" style:font-weight-complex="bold"/>
    </style:style>
    <style:style style:name="T11" style:family="text">
      <style:text-properties officeooo:rsid="000c94a0"/>
    </style:style>
    <style:style style:name="T12" style:family="text">
      <style:text-properties officeooo:rsid="00099994"/>
    </style:style>
    <style:style style:name="T13" style:family="text">
      <style:text-properties officeooo:rsid="0019eaa6"/>
    </style:style>
    <style:style style:name="T14" style:family="text">
      <style:text-properties officeooo:rsid="001b5b9d"/>
    </style:style>
    <style:style style:name="T15" style:family="text">
      <style:text-properties officeooo:rsid="001cfa8b"/>
    </style:style>
    <style:style style:name="T16" style:family="text">
      <style:text-properties fo:language="fr" fo:country="FR"/>
    </style:style>
    <style:style style:name="T17" style:family="text">
      <style:text-properties fo:language="fr" fo:country="FR" officeooo:rsid="00039b38"/>
    </style:style>
    <style:style style:name="T18" style:family="text">
      <style:text-properties fo:language="fr" fo:country="FR" officeooo:rsid="00025167"/>
    </style:style>
    <style:style style:name="T19" style:family="text">
      <style:text-properties fo:language="fr" fo:country="FR" officeooo:rsid="0019eaa6"/>
    </style:style>
    <style:style style:name="T20" style:family="text">
      <style:text-properties fo:language="fr" fo:country="FR" officeooo:rsid="001b5b9d"/>
    </style:style>
    <style:style style:name="T21" style:family="text">
      <style:text-properties fo:language="fr" fo:country="FR" officeooo:rsid="001d3756"/>
    </style:style>
    <style:style style:name="T22" style:family="text">
      <style:text-properties officeooo:rsid="001d37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ONZALEZ Jules</text:p>
      <text:p text:style-name="P5">LANQUETIN Alexis</text:p>
      <text:p text:style-name="P5"/>
      <text:p text:style-name="P21">Programmation Web</text:p>
      <text:p text:style-name="P22">- Compte rendu TP3 -</text:p>
      <text:p text:style-name="P6"/>
      <text:p text:style-name="P23">I - Utilisation de The Movie Database</text:p>
      <text:p text:style-name="P7"/>
      <text:p text:style-name="P7"><text:tab/><text:span text:style-name="T1">Mise en jambe</text:span><text:span text:style-name="T2">s</text:span></text:p>
      <text:p text:style-name="P7"/>
      <text:p text:style-name="P9"><text:tab/>1 – La répo<text:span text:style-name="T15">ns</text:span>e est au format Json. <text:span text:style-name="T7">Cela ce voit à la syntaxe. De plus, si on inspecte l’élément, la classe des éléments en HTML </text:span><text:span text:style-name="T22">s’appelle</text:span><text:span text:style-name="T7"> “json”.</text:span> <text:span text:style-name="T4">Il s’agit du film Fight Club.</text:span></text:p>
      <text:p text:style-name="P3"><text:span text:style-name="T17">Avec le paramètre language=fr :</text:span><text:span text:style-name="T18"> </text:span><text:a xlink:type="simple" xlink:href="http://api.themoviedb.org/3/movie/550?language=fr&amp;api_key=ebb02613ce5a2ae58fde00f4db95a9c1" text:style-name="Internet_20_link" text:visited-style-name="Visited_20_Internet_20_Link"><text:span text:style-name="T18">http://api.themoviedb.org/3/movie/550?language=fr&amp;api_key=ebb02613ce5a2ae58fde00f4db95a9c1</text:span></text:a><text:span text:style-name="T18">, </text:span><text:span text:style-name="T17">le résumé est en français.</text:span></text:p>
      <text:p text:style-name="P9"/>
      <text:p text:style-name="P10"><text:span text:style-name="T6"><text:tab/>2 – </text:span><text:span text:style-name="T8">Avec curl, les données sont affichés sur la console, en un bloc compact et illisible. </text:span></text:p>
      <text:p text:style-name="P14">Le programme php est dans le fichier “tmdb_cli.php”</text:p>
      <text:p text:style-name="P14"/>
      <text:p text:style-name="P15"><text:tab/>3 – Le script php pour afficher la page web est dans le fichier “tmdb_detail.php”, en passant en argument dans l’url ‘code=XX’, avec XX le code du film.</text:p>
      <text:p text:style-name="P15"/>
      <text:p text:style-name="P15"><text:tab/></text:p>
      <text:p text:style-name="P11"><text:span text:style-name="T12"><text:tab/></text:span><text:span text:style-name="T3">Les choses sérieuses</text:span></text:p>
      <text:p text:style-name="P15"/>
      <text:p text:style-name="P18">L’ensemble des scripts sont commentés et sont expliqués. Nous retrouvons ainsi </text:p>
      <text:p text:style-name="P19"><text:tab/>- tmdb_actor_film.php: <text:span text:style-name="T13">Script qui affiche la filmographie d’un acteur (question 9). Cela a été simple a faire, avec l’id de l’acteur et le paramètre /combined_credits.</text:span></text:p>
      <text:p text:style-name="P19"><text:tab/>- <text:span text:style-name="T13">tmdb_lotr.php: Script qui affiche l'ensemble des films de la database de TMDB dont le titre contient 'The lord of the Rings' (question 6-7-9).</text:span></text:p>
      <text:p text:style-name="P12"><text:span text:style-name="T13"><text:tab/>- tmdb_tab.php: Script qui affiche dans un tableau les informations du film passé en argument dans l'url (question 4-5-10)</text:span></text:p>
      <text:p text:style-name="P12"/>
      <text:p text:style-name="P4"><text:span text:style-name="T19"><text:tab/></text:span><text:span text:style-name="T20">Pour la question 6, il n’y a pas d’information, dans la database, concernant le producteur du film, nous avons donc affiché l’ensemble des films et collections qui contiennent </text:span><text:span text:style-name="Emphasis"><text:span text:style-name="T16">The Lord of the Rings.</text:span></text:span></text:p>
      <text:p text:style-name="P4"><text:span text:style-name="T19"><text:line-break/> <text:tab/>Pour la question 7, il nous manque l’information “</text:span><text:span text:style-name="T16">le nombre de films où ils apparaissent.”, </text:span><text:span text:style-name="T19">car nous n’avons pas compris si il fallait afficher le nombre </text:span><text:span text:style-name="T21">d’apparition</text:span><text:span text:style-name="T19"> dans les autres films de la série ou l’ensemble des films où ils </text:span><text:span text:style-name="T21">apparaissent.</text:span><text:span text:style-name="T19"> Dans le dernier cas, il suffis de cliquer sur le lien de l’auteur dans le cast pour avoir la réponse.</text:span></text:p>
      <text:p text:style-name="P13"><text:tab/></text:p>
      <text:p text:style-name="P13"><text:tab/><text:span text:style-name="T13">Pour la question 8, on pense que c’est impossible, car dans les rôles de la database, il n’y a pas la race des personnages, a savoir hobbits. On ne peut donc pas extraire cette information du cast.</text:span></text:p>
      <text:p text:style-name="P13"/>
      <text:p text:style-name="P13"><text:tab/><text:span text:style-name="T13">L’ensemble des 3 scripts sont commenté</text:span><text:span text:style-name="T15">s</text:span><text:span text:style-name="T13">, et afin d’éviter une redondance d’informations, nous vous invitons à aller regarder les scripts directement.</text:span></text:p>
      <text:p text:style-name="P20"/>
      <text:p text:style-name="P16"/>
      <text:p text:style-name="P17"><text:s/><text:span text:style-name="T9">I </text:span><text:span text:style-name="T10">I –</text:span><text:span text:style-name="T9"> </text:span><text:span text:style-name="T10">Analyse d’un flux RSS de podcast</text:span></text:p>
      <text:p text:style-name="P8"/>
      <text:p text:style-name="P8"><text:soft-page-break/><text:tab/><text:span text:style-name="T1">Mise en jambe</text:span><text:span text:style-name="T2">s</text:span></text:p>
      <text:p text:style-name="P24"/>
      <text:p text:style-name="P1">1 – <text:span text:style-name="T11">Le script permettant de générer le tableau sur la page HTML est dans le fichier rss_info.php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9T14:45:10.533851304</meta:creation-date>
    <meta:generator>LibreOffice/6.4.1.1$Linux_X86_64 LibreOffice_project/40$Build-1</meta:generator>
    <dc:date>2020-02-28T13:42:50.691634384</dc:date>
    <meta:editing-duration>PT5H39M15S</meta:editing-duration>
    <meta:editing-cycles>23</meta:editing-cycles>
    <meta:document-statistic meta:table-count="0" meta:image-count="0" meta:object-count="0" meta:page-count="2" meta:paragraph-count="25" meta:word-count="378" meta:character-count="2326" meta:non-whitespace-character-count="1946"/>
  </office:meta>
</office:document-meta>
</file>